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5">
      <style:paragraph-properties fo:margin-left="0cm" fo:margin-right="0cm" fo:text-indent="0cm" style:auto-text-indent="false"/>
      <style:text-properties style:font-name="Arial" officeooo:rsid="000b0623" officeooo:paragraph-rsid="0011ec4a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204acd" officeooo:paragraph-rsid="00230db5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230db5" officeooo:paragraph-rsid="00230db5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241c3f" officeooo:paragraph-rsid="00241c3f"/>
    </style:style>
    <style:style style:name="P6" style:family="paragraph" style:parent-style-name="Standard" style:master-page-name="">
      <loext:graphic-properties draw:fill="none"/>
      <style:paragraph-properties fo:margin-left="-1.6cm" fo:margin-right="-2.101cm" fo:line-height="150%" fo:text-align="justify" style:justify-single-word="false" fo:text-indent="1.799cm" style:auto-text-indent="false" style:page-number="auto" fo:background-color="transparent"/>
      <style:text-properties style:font-name="Arial" fo:font-size="10pt" fo:font-weight="bold" officeooo:paragraph-rsid="00241c3f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paragraph-rsid="00241c3f" style:font-size-asian="10pt" style:font-name-complex="Arial" style:font-size-complex="10pt"/>
    </style:style>
    <style:style style:name="P8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30db5" officeooo:paragraph-rsid="00241c3f" style:font-size-asian="10pt" style:font-name-complex="Arial" style:font-size-complex="10pt"/>
    </style:style>
    <style:style style:name="P9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30db5" officeooo:paragraph-rsid="0026a4a2" style:font-size-asian="10pt" style:font-name-complex="Arial" style:font-size-complex="10pt"/>
    </style:style>
    <style:style style:name="P10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41c3f" officeooo:paragraph-rsid="00241c3f" style:font-size-asian="10pt" style:font-name-complex="Arial" style:font-size-complex="10pt"/>
    </style:style>
    <style:style style:name="P11" style:family="paragraph" style:parent-style-name="Standard" style:list-style-name="L2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>
        <style:tab-stops>
          <style:tab-stop style:position="2.487cm"/>
        </style:tab-stops>
      </style:paragraph-properties>
      <style:text-properties style:font-name="Arial" fo:font-size="10pt" officeooo:rsid="00241c3f" officeooo:paragraph-rsid="00241c3f" style:font-size-asian="10pt" style:font-name-complex="Arial" style:font-size-complex="10pt"/>
    </style:style>
    <style:style style:name="P12" style:family="paragraph" style:parent-style-name="Standard" style:list-style-name="L2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>
        <style:tab-stops>
          <style:tab-stop style:position="2.487cm"/>
        </style:tab-stops>
      </style:paragraph-properties>
      <style:text-properties style:font-name="Arial" fo:font-size="10pt" officeooo:rsid="00241c3f" officeooo:paragraph-rsid="00241c3f" style:font-size-asian="10pt" style:font-name-complex="Arial" style:font-size-complex="10pt"/>
    </style:style>
    <style:style style:name="P13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41c3f" officeooo:paragraph-rsid="00256b4b" style:font-size-asian="10pt" style:font-name-complex="Arial" style:font-size-complex="10pt"/>
    </style:style>
    <style:style style:name="P14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41c3f" officeooo:paragraph-rsid="0026a4a2" style:font-size-asian="10pt" style:font-name-complex="Arial" style:font-size-complex="10pt"/>
    </style:style>
    <style:style style:name="P15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officeooo:rsid="00241c3f" officeooo:paragraph-rsid="002734c7" style:font-size-asian="10pt" style:font-name-complex="Arial" style:font-size-complex="10pt"/>
    </style:style>
    <style:style style:name="P16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bold" officeooo:rsid="00241c3f" officeooo:paragraph-rsid="00241c3f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41c3f" officeooo:paragraph-rsid="00241c3f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41c3f" officeooo:paragraph-rsid="00256b4b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41c3f" officeooo:paragraph-rsid="0026a4a2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41c3f" officeooo:paragraph-rsid="002734c7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6a4a2" officeooo:paragraph-rsid="0026a4a2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-1.6cm" fo:margin-right="-2.101cm" fo:line-height="150%" fo:text-align="justify" style:justify-single-word="false" fo:text-indent="1.799cm" style:auto-text-indent="false" fo:background-color="transparent"/>
      <style:text-properties style:font-name="Arial" fo:font-size="10pt" fo:font-weight="normal" officeooo:rsid="0026a4a2" officeooo:paragraph-rsid="002734c7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30d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6b4b" style:font-weight-asian="bold" style:font-weight-complex="bold"/>
    </style:style>
    <style:style style:name="T4" style:family="text">
      <style:text-properties fo:font-weight="bold" officeooo:rsid="0026a4a2" style:font-weight-asian="bold" style:font-weight-complex="bold"/>
    </style:style>
    <style:style style:name="T5" style:family="text">
      <style:text-properties fo:font-weight="bold" officeooo:rsid="002734c7" style:font-weight-asian="bold" style:font-weight-complex="bold"/>
    </style:style>
    <style:style style:name="T6" style:family="text">
      <style:text-properties officeooo:rsid="00256b4b"/>
    </style:style>
    <style:style style:name="T7" style:family="text">
      <style:text-properties officeooo:rsid="0026a4a2"/>
    </style:style>
    <style:style style:name="T8" style:family="text">
      <style:text-properties officeooo:rsid="002734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FA UNIDADE DIDÁCTICA <text:span text:style-name="T1">5</text:span></text:p>
      <text:p text:style-name="P2"/>
      <text:p text:style-name="P3">1.-<text:span text:style-name="T1"> Eduardo, de 45 anos, finalizou o ciclo superior de Deseño e Produción Editorial realizando as prácticas da FCT nunha empresa de artes gráficas. Finalizadas as prácticas da FCT, a empresa quéreo contratar en prácticas ó mes seguinte, pero non sabe se pode por se Eduardo non cumpre con algún dos requisitos.</text:span></text:p>
      <text:p text:style-name="P4">a) Cumpre Eduardo cos requisitos para ser contratado en prácticas? Cales son?</text:p>
      <text:p text:style-name="P4"/>
      <text:p text:style-name="P4"/>
      <text:p text:style-name="P4"/>
      <text:p text:style-name="P4">b) Canto durará o seu período de proba?</text:p>
      <text:p text:style-name="P4"/>
      <text:p text:style-name="P4">c) Cal será a duración mínima e máxima do contrato?</text:p>
      <text:p text:style-name="P4"/>
      <text:p text:style-name="P4">d) Canto gañaría como mínimo o primeiro ano se o salario de convenio para a súa categoría profesional é de 1.000€? Por que?</text:p>
      <text:p text:style-name="P4"/>
      <text:p text:style-name="P4">2.- Nun restaurante de praia contratan a tres camareiros máis nos 3 meses do verán, para facer fronte ao incremento da demanda durante os meses estivais. Cando pasan os tres meses, a un deles propóñenlle que continúe a traballar cunha prórroga de 12 meses <text:s/>máis do seu contrato.</text:p>
      <text:p text:style-name="P4">a) Que contrato se lle debería facer a estes camareiros? Por que?</text:p>
      <text:p text:style-name="P4"/>
      <text:p text:style-name="P4"/>
      <text:p text:style-name="P4">b) Cantas prórrogas poderá ter este tipo de contrato?</text:p>
      <text:p text:style-name="P4"/>
      <text:p text:style-name="P4"/>
      <text:p text:style-name="P4">c) A duración da prórroga que se sinala para ao camareiro que se lle quere ampliar o contrato é correcta? Por que?</text:p>
      <text:p text:style-name="P4"/>
      <text:p text:style-name="P4"/>
      <text:p text:style-name="P4"/>
      <text:p text:style-name="P4"/>
      <text:p text:style-name="P4"/>
      <text:p text:style-name="P5"><text:soft-page-break/>3.- Cuestións tipo test</text:p>
      <text:p text:style-name="P5"/>
      <text:p text:style-name="P6">A) No período de proba:</text:p>
      <text:p text:style-name="P7">a)<text:tab/>A empresa non pode decidir sen motivo algún rescindir o contrato.</text:p>
      <text:p text:style-name="P7">b)<text:tab/>O traballador pode decidir sen motivo algún rescindir o contrato.</text:p>
      <text:p text:style-name="P8">c)<text:tab/>Non é necesario que figure por escrito no contrato</text:p>
      <text:p text:style-name="P8"/>
      <text:p text:style-name="P16">B) Sinala cales das seguintes actividades están excluídas das Relacións Laborais</text:p>
      <text:list xml:id="list2642657227" text:style-name="L2">
        <text:list-item>
          <text:p text:style-name="P11">Un deportista profesional</text:p>
        </text:list-item>
        <text:list-item>
          <text:p text:style-name="P11">O traballo desempeñado por un funcionario</text:p>
        </text:list-item>
        <text:list-item>
          <text:p text:style-name="P11">O traballo desempeñado por un/ha empregado/a do fogar</text:p>
        </text:list-item>
        <text:list-item>
          <text:p text:style-name="P11">O traballo dun cidadán como membro dunha mesa electoral</text:p>
        </text:list-item>
      </text:list>
      <text:p text:style-name="P8"/>
      <text:p text:style-name="P10"><text:span text:style-name="T3">C</text:span><text:span text:style-name="T2">) A representación unitaria nunha empresa de 50 ou máis traballadores realizarase a través de:</text:span></text:p>
      <text:p text:style-name="P17">a)<text:tab/>Delegados/as de persoal</text:p>
      <text:p text:style-name="P17">b)<text:tab/>Delegados/as de seguridade</text:p>
      <text:p text:style-name="P17">c)<text:tab/>Comité de empresa</text:p>
      <text:p text:style-name="P8"/>
      <text:p text:style-name="P13"><text:span text:style-name="T3">D</text:span><text:span text:style-name="T2">) </text:span><text:span text:style-name="T3">Con canta antelación se debe comunicar a intención de ir a folga</text:span><text:span text:style-name="T2">:</text:span></text:p>
      <text:p text:style-name="P18">a)<text:tab/><text:span text:style-name="T6">De cinco días, e en servizos públicos como mínimo 10 días</text:span></text:p>
      <text:p text:style-name="P18">b)<text:tab/><text:span text:style-name="T6">De cinco días, e en servizos públicos como mínimo 15 días</text:span></text:p>
      <text:p text:style-name="P18">c)<text:tab/><text:span text:style-name="T6">De dez días, e en servizos públicos como mínimo 15 días</text:span></text:p>
      <text:p text:style-name="P8"/>
      <text:p text:style-name="P14"><text:span text:style-name="T4">E</text:span><text:span text:style-name="T2">) </text:span><text:span text:style-name="T4">O peche patronal estará xustificado por</text:span><text:span text:style-name="T2">:</text:span></text:p>
      <text:p text:style-name="P19">a)<text:tab/><text:span text:style-name="T7">Seguridade das persoas</text:span></text:p>
      <text:p text:style-name="P19">b)<text:tab/><text:span text:style-name="T7">Seguridade do patrimonio empresarial</text:span></text:p>
      <text:p text:style-name="P19">c)<text:tab/><text:span text:style-name="T7">Seguridade do proceso produtivo</text:span></text:p>
      <text:p text:style-name="P21">d)<text:tab/>Todas as anteriores son certas</text:p>
      <text:p text:style-name="P9"/>
      <text:p text:style-name="P15"><text:span text:style-name="T5">F</text:span><text:span text:style-name="T2">) </text:span><text:span text:style-name="T5">O tempo retribuído do que dispoñen os representantes dos traballadores para realizar as súas funcións</text:span></text:p>
      <text:p text:style-name="P15"><text:span text:style-name="T5">será de</text:span><text:span text:style-name="T2">:</text:span></text:p>
      <text:p text:style-name="P20">a)<text:tab/><text:span text:style-name="T8">20 horas ao mes nunha empresa de 50 a 100 traballadores/as</text:span></text:p>
      <text:p text:style-name="P20">b)<text:tab/><text:span text:style-name="T8">25 horas ao mes nunha empresa de 101 a 250 traballadores/as</text:span></text:p>
      <text:p text:style-name="P20">c)<text:tab/><text:span text:style-name="T8">15 horas ao mes nunha empresa de 50 a 100 traballadores/as</text:span></text:p>
      <text:p text:style-name="P22">d)<text:tab/><text:span text:style-name="T8">40 horas ao mes nunha empresa de 501 a 750 traballadores/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5" style:family="paragraph" style:next-style-name="tx1">
      <style:paragraph-properties fo:margin-left="1.6cm" fo:margin-right="0cm" fo:margin-top="0.529cm" fo:margin-bottom="0.423cm" loext:contextual-spacing="false" fo:orphans="2" fo:widows="2" fo:text-indent="0cm" style:auto-text-indent="false" fo:keep-with-next="always">
        <style:tab-stops>
          <style:tab-stop style:position="1.6cm"/>
        </style:tab-stops>
      </style:paragraph-properties>
      <style:text-properties fo:color="#3342b5" style:font-name="Arial" fo:font-family="Arial" style:font-family-generic="swiss" style:font-pitch="variable" fo:font-size="11pt" fo:language="gl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x1" style:family="paragraph">
      <style:paragraph-properties fo:margin-left="1.6cm" fo:margin-right="0cm" fo:margin-top="0.212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7:17:53.932000000</meta:creation-date>
    <dc:date>2018-01-26T13:25:23.105000000</dc:date>
    <meta:editing-duration>PT1H2M12S</meta:editing-duration>
    <meta:editing-cycles>17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39" meta:word-count="452" meta:character-count="2581" meta:non-whitespace-character-count="2171"/>
  </office:meta>
</office:document-meta>
</file>